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09d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5.1. ¿Que topología es la más usada en una LAN? ¿Y en una WAN?</text:p>
      <text:p text:style-name="Standard"/>
      <text:p text:style-name="Standard"><text:tab/><text:span text:style-name="T1">La topología más usada en una LAN es la topología anillo, en una WAN una topología en malla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10T16:46:02.940536539</meta:creation-date>
    <dc:date>2019-10-11T15:38:47.461499774</dc:date>
    <dc:creator>I116-05 </dc:creator>
    <meta:editing-duration>PT3M35S</meta:editing-duration>
    <meta:editing-cycles>2</meta:editing-cycles>
    <meta:generator>LibreOffice/6.0.4.1$Linux_X86_64 LibreOffice_project/00m0$Build-1</meta:generator>
    <meta:document-statistic meta:table-count="0" meta:image-count="0" meta:object-count="0" meta:page-count="1" meta:paragraph-count="2" meta:word-count="32" meta:character-count="157" meta:non-whitespace-character-count="126"/>
  </office:meta>
</office:document-meta>
</file>